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c9a" officeooo:paragraph-rsid="001c7c9a"/>
    </style:style>
    <style:style style:name="P2" style:family="paragraph" style:parent-style-name="Standard">
      <style:text-properties officeooo:rsid="001dd9fb" officeooo:paragraph-rsid="001dd9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 4: Baroda - ahemdabad</text:p>
      <text:p text:style-name="P1"/>
      <text:p text:style-name="P1">db.employees.find({"city":{$in:["Baroda","Ahemdabad"]},department:"CSE"})</text:p>
      <text:p text:style-name="P1"/>
      <text:p text:style-name="P1"/>
      <text:p text:style-name="P1"/>
      <text:p text:style-name="P1">db.employees.find({</text:p>
      <text:p text:style-name="P1"><text:s text:c="2"/>$expr: { </text:p>
      <text:p text:style-name="P1"><text:s text:c="4"/>$eq: [{ $dayOfMonth: "$join_date" }, 20] </text:p>
      <text:p text:style-name="P1"><text:s text:c="2"/>}</text:p>
      <text:p text:style-name="P1">}, {</text:p>
      <text:p text:style-name="P1"><text:s text:c="2"/>empid: 1,</text:p>
      <text:p text:style-name="P1"><text:s text:c="2"/>ename: 1,</text:p>
      <text:p text:style-name="P1"><text:s text:c="2"/>department: 1,</text:p>
      <text:p text:style-name="P1"><text:s text:c="2"/>skills: 1</text:p>
      <text:p text:style-name="P1">});</text:p>
      <text:p text:style-name="P1"/>
      <text:p text:style-name="P1"/>
      <text:p text:style-name="P1"/>
      <text:p text:style-name="P1"/>
      <text:p text:style-name="P1"/>
      <text:p text:style-name="P1"/>
      <text:p text:style-name="P1">db.employees.aggregate([</text:p>
      <text:p text:style-name="P1"><text:s text:c="2"/>{</text:p>
      <text:p text:style-name="P1"><text:s text:c="4"/>$project: {</text:p>
      <text:p text:style-name="P1"><text:s text:c="6"/>empid: 1,</text:p>
      <text:p text:style-name="P1"><text:s text:c="6"/>ename: 1,</text:p>
      <text:p text:style-name="P1"><text:s text:c="6"/>department: 1,</text:p>
      <text:p text:style-name="P1"><text:s text:c="6"/>skills: 1,</text:p>
      <text:p text:style-name="P1"><text:s text:c="6"/>experience_in_days: {</text:p>
      <text:p text:style-name="P1"><text:s text:c="8"/>$dateDiff: {</text:p>
      <text:p text:style-name="P1"><text:s text:c="10"/>startDate: "$join_date",</text:p>
      <text:p text:style-name="P1"><text:s text:c="10"/>endDate: new Date(),</text:p>
      <text:p text:style-name="P1"><text:s text:c="10"/>unit: "day" <text:s/>// You can also use "month" or "year" for different units</text:p>
      <text:p text:style-name="P1"><text:s text:c="8"/>}</text:p>
      <text:p text:style-name="P1"><text:s text:c="6"/>}</text:p>
      <text:p text:style-name="P1"><text:s text:c="4"/>}</text:p>
      <text:p text:style-name="P1"><text:s text:c="2"/>}</text:p>
      <text:p text:style-name="P1">]);</text:p>
      <text:p text:style-name="P1"/>
      <text:p text:style-name="P1"/>
      <text:p text:style-name="P1"/>
      <text:p text:style-name="P1">db.employees.find({</text:p>
      <text:p text:style-name="P1"><text:s text:c="2"/>ename: { $regex: /^[SM]/, $options: "i" }, <text:s/>// Matches names starting with 'S' or 'M' (case-insensitive)</text:p>
      <text:p text:style-name="P1"><text:s text:c="2"/>department: "FE",</text:p>
      <text:p text:style-name="P1"><text:s text:c="2"/>skills: "Programming" <text:s/>// Matches employees who have "Programming" in the skills array</text:p>
      <text:p text:style-name="P1">}, {</text:p>
      <text:p text:style-name="P1"><text:s text:c="2"/>ename: 1,</text:p>
      <text:p text:style-name="P1"><text:s text:c="2"/>department: 1,</text:p>
      <text:p text:style-name="P1"><text:s text:c="2"/>skills: 1</text:p>
      <text:p text:style-name="P1">});</text:p>
      <text:p text:style-name="P1"><text:soft-page-break/></text:p>
      <text:p text:style-name="P1"/>
      <text:p text:style-name="P1">employees&gt; db.employees.countDocuments({ "department": "ETC", "city": "Pune" });</text:p>
      <text:p text:style-name="P1">1</text:p>
      <text:p text:style-name="P1"/>
      <text:p text:style-name="P1"/>
      <text:p text:style-name="P1"/>
      <text:p text:style-name="P1"/>
      <text:p text:style-name="P1">db.employees.aggregate([</text:p>
      <text:p text:style-name="P1"><text:s text:c="2"/>{</text:p>
      <text:p text:style-name="P1"><text:s text:c="4"/>$group: {</text:p>
      <text:p text:style-name="P1"><text:s text:c="6"/>_id: "$department",</text:p>
      <text:p text:style-name="P1"><text:s text:c="6"/>total_salary: { $sum: "$salary" }</text:p>
      <text:p text:style-name="P1"><text:s text:c="4"/>}</text:p>
      <text:p text:style-name="P1"><text:s text:c="2"/>},</text:p>
      <text:p text:style-name="P1"><text:s text:c="2"/>{</text:p>
      <text:p text:style-name="P1"><text:s text:c="4"/>$sort: { total_salary: -1 }</text:p>
      <text:p text:style-name="P1"><text:s text:c="2"/>},</text:p>
      <text:p text:style-name="P1"><text:s text:c="2"/>{ $limit: 1 }</text:p>
      <text:p text:style-name="P1">]);</text:p>
      <text:p text:style-name="P1"/>
      <text:p text:style-name="P1"/>
      <text:p text:style-name="P1"/>
      <text:p text:style-name="P1">db.employees.createIndex({ "empid": 1 });</text:p>
      <text:p text:style-name="P1">db.employees.getIndexes();</text:p>
      <text:p text:style-name="P2">db.employees.dropIndex({ "empid": 1 });</text:p>
      <text:p text:style-name="P2"/>
      <text:p text:style-name="P2"/>
      <text:p text:style-name="P2"/>
      <text:p text:style-name="P2"/>
      <text:p text:style-name="P2"/>
      <text:p text:style-name="P2">db.employees.aggregate([</text:p>
      <text:p text:style-name="P2"><text:s text:c="2"/>{ $group: { _id: "$department", total_employees: { $sum: 1 } } }</text:p>
      <text:p text:style-name="P2">]);</text:p>
      <text:p text:style-name="P2"/>
      <text:p text:style-name="P2"/>
      <text:p text:style-name="P2">var mapFunction = function() {</text:p>
      <text:p text:style-name="P2"><text:s text:c="2"/>emit(this.department, 1);</text:p>
      <text:p text:style-name="P2">};</text:p>
      <text:p text:style-name="P2"/>
      <text:p text:style-name="P2">var reduceFunction = function(key, values) {</text:p>
      <text:p text:style-name="P2"><text:s text:c="2"/>return Array.sum(values);</text:p>
      <text:p text:style-name="P2">};</text:p>
      <text:p text:style-name="P2"/>
      <text:p text:style-name="P2">db.employees.mapReduce(</text:p>
      <text:p text:style-name="P2"><text:s text:c="2"/>mapFunction,</text:p>
      <text:p text:style-name="P2"><text:s text:c="2"/>reduceFunction,</text:p>
      <text:p text:style-name="P2"><text:s text:c="2"/>{ out: "department_employee_count" }</text:p>
      <text:p text:style-name="P2">)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22:13:33.518736995</meta:creation-date>
    <dc:date>2024-11-12T22:28:38.384053265</dc:date>
    <meta:editing-duration>PT4M54S</meta:editing-duration>
    <meta:editing-cycles>1</meta:editing-cycles>
    <meta:document-statistic meta:table-count="0" meta:image-count="0" meta:object-count="0" meta:page-count="2" meta:paragraph-count="69" meta:word-count="187" meta:character-count="1511" meta:non-whitespace-character-count="1220"/>
    <meta:generator>LibreOffice/7.3.7.2$Linux_X86_64 LibreOffice_project/30$Build-2</meta:generator>
  </office:meta>
</office:document-meta>
</file>